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6.51cm" fo:min-width="16.396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2cm" fo:min-width="3.3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999999" draw:opacity="70%" draw:textarea-horizontal-align="justify" draw:textarea-vertical-align="middle" draw:auto-grow-height="false" fo:min-height="1.02cm" fo:min-width="4.58cm"/>
    </style:style>
    <style:style style:name="gr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3.56cm" fo:min-width="4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61cm"/>
    </style:style>
    <style:style style:name="gr20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0.712cm" fo:min-width="6.6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3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999999" draw:opacity="70%"/>
      <style:paragraph-properties fo:text-align="center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729fc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96cm" svg:height="16.76cm" draw:transform="rotate (0.000523598775598299) translate (1.88cm 3.03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4.81cm" svg:y="4.81cm">
          <text:p text:style-name="P2">hash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588cm" svg:y1="2.651cm" svg:x2="6.588cm" svg:y2="4.81cm">
          <text:p/>
        </draw:line>
        <draw:frame draw:style-name="gr4" draw:text-style-name="P5" draw:layer="layout" svg:width="2.013cm" svg:height="0.962cm" svg:x="5.718cm" svg:y="1.635cm">
          <draw:text-box>
            <text:p>heslo</text:p>
          </draw:text-box>
        </draw:frame>
        <draw:frame draw:style-name="gr5" draw:text-style-name="P5" draw:layer="layout" svg:width="3.144cm" svg:height="0.962cm" svg:x="6.969cm" svg:y="3.159cm">
          <draw:text-box>
            <text:p>aaa...aaa</text:p>
          </draw:text-box>
        </draw:frame>
        <draw:line draw:style-name="gr6" draw:text-style-name="P4" draw:layer="layout" svg:x1="12.43cm" svg:y1="2.651cm" svg:x2="12.43cm" svg:y2="7.35cm">
          <text:p/>
        </draw:line>
        <draw:line draw:style-name="gr6" draw:text-style-name="P4" draw:layer="layout" svg:x1="6.588cm" svg:y1="6.08cm" svg:x2="6.588cm" svg:y2="7.35cm">
          <text:p/>
        </draw:line>
        <draw:custom-shape draw:style-name="gr7" draw:text-style-name="P6" draw:layer="layout" svg:width="5.08cm" svg:height="1.27cm" svg:x="6.715cm" svg:y="11.16cm">
          <text:p text:style-name="P2">šifrovací engin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3.81cm" svg:x="4.429cm" svg:y="14.84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533cm" svg:height="0.962cm" svg:x="5.087cm" svg:y="15.224cm">
          <draw:text-box>
            <text:p>Crypto API</text:p>
          </draw:text-box>
        </draw:frame>
        <draw:custom-shape draw:style-name="gr2" draw:text-style-name="P3" draw:layer="layout" svg:width="3.81cm" svg:height="1.27cm" svg:x="5.064cm" svg:y="16.875cm">
          <text:p text:style-name="P2">AES-XT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10.525cm" svg:y="16.24cm">
          <text:p text:style-name="P2">plain64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588cm" svg:y1="7.35cm" svg:x2="12.43cm" svg:y2="7.35cm">
          <text:p/>
        </draw:line>
        <draw:line draw:style-name="gr3" draw:text-style-name="P4" draw:layer="layout" svg:x1="9.255cm" svg:y1="7.35cm" svg:x2="9.255cm" svg:y2="8.747cm">
          <text:p/>
        </draw:line>
        <draw:line draw:style-name="gr3" draw:text-style-name="P4" draw:layer="layout" svg:x1="9.255cm" svg:y1="9.001cm" svg:x2="9.255cm" svg:y2="11.16cm">
          <text:p/>
        </draw:line>
        <draw:line draw:style-name="gr3" draw:text-style-name="P4" draw:layer="layout" svg:x1="1.381cm" svg:y1="11.795cm" svg:x2="6.715cm" svg:y2="11.795cm">
          <text:p/>
        </draw:line>
        <draw:line draw:style-name="gr3" draw:text-style-name="P4" draw:layer="layout" svg:x1="11.795cm" svg:y1="11.795cm" svg:x2="19.669cm" svg:y2="11.795cm">
          <text:p/>
        </draw:line>
        <draw:frame draw:style-name="gr10" draw:text-style-name="P5" draw:layer="layout" svg:width="5.116cm" svg:height="0.962cm" svg:x="1.762cm" svg:y="10.706cm">
          <draw:text-box>
            <text:p>blokové zařízení</text:p>
          </draw:text-box>
        </draw:frame>
        <draw:frame draw:style-name="gr11" draw:text-style-name="P8" draw:layer="layout" svg:width="3.249cm" svg:height="0.962cm" svg:x="2.45cm" svg:y="11.922cm">
          <draw:text-box>
            <text:p><text:span text:style-name="T1">/dev/sda1</text:span></text:p>
          </draw:text-box>
        </draw:frame>
        <draw:frame draw:style-name="gr12" draw:text-style-name="P8" draw:layer="layout" svg:width="6.983cm" svg:height="0.962cm" svg:x="11.67cm" svg:y="12.049cm">
          <draw:text-box>
            <text:p><text:span text:style-name="T1">/dev/mapper/encrypted</text:span></text:p>
          </draw:text-box>
        </draw:frame>
        <draw:frame draw:style-name="gr13" draw:text-style-name="P5" draw:layer="layout" svg:width="5.891cm" svg:height="0.962cm" svg:x="12cm" svg:y="10.906cm">
          <draw:text-box>
            <text:p>mapované zařízení</text:p>
          </draw:text-box>
        </draw:frame>
        <draw:line draw:style-name="gr3" draw:text-style-name="P4" draw:layer="layout" svg:x1="7.985cm" svg:y1="16.875cm" svg:x2="7.985cm" svg:y2="12.43cm">
          <text:p/>
        </draw:line>
        <draw:line draw:style-name="gr3" draw:text-style-name="P4" draw:layer="layout" svg:x1="7.985cm" svg:y1="15.224cm" svg:x2="7.985cm" svg:y2="16.875cm">
          <text:p/>
        </draw:line>
        <draw:line draw:style-name="gr3" draw:text-style-name="P4" draw:layer="layout" svg:x1="10.906cm" svg:y1="12.43cm" svg:x2="10.906cm" svg:y2="16.24cm">
          <text:p/>
        </draw:line>
        <draw:line draw:style-name="gr3" draw:text-style-name="P4" draw:layer="layout" svg:x1="10.906cm" svg:y1="14.716cm" svg:x2="10.906cm" svg:y2="12.43cm">
          <text:p/>
        </draw:line>
        <draw:frame draw:style-name="gr14" draw:text-style-name="P5" draw:layer="layout" svg:width="5.641cm" svg:height="0.962cm" svg:x="11.16cm" svg:y="14.008cm">
          <draw:text-box>
            <text:p>inicializační vektor</text:p>
          </draw:text-box>
        </draw:frame>
        <draw:custom-shape draw:style-name="gr15" draw:text-style-name="P9" draw:layer="layout" svg:width="0.508cm" svg:height="0.508cm" svg:x="9.001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5.823cm" svg:height="0.962cm" svg:x="10.798cm" svg:y="1.635cm">
          <draw:text-box>
            <text:p>nastavení šifrování</text:p>
          </draw:text-box>
        </draw:frame>
        <draw:frame draw:style-name="gr17" draw:text-style-name="P5" draw:layer="layout" svg:width="4.905cm" svg:height="2.384cm" svg:x="13.192cm" svg:y="3.286cm">
          <draw:text-box>
            <text:p>šifra: AES</text:p>
            <text:p>mód: XTS</text:p>
            <text:p>IV: plain64</text:p>
          </draw:text-box>
        </draw:frame>
        <draw:line draw:style-name="gr6" draw:text-style-name="P4" draw:layer="layout" svg:x1="2.778cm" svg:y1="2.651cm" svg:x2="2.778cm" svg:y2="5.318cm">
          <text:p/>
        </draw:line>
        <draw:line draw:style-name="gr3" draw:text-style-name="P4" draw:layer="layout" svg:x1="2.778cm" svg:y1="5.318cm" svg:x2="4.81cm" svg:y2="5.318cm">
          <text:p/>
        </draw:line>
        <draw:frame draw:style-name="gr18" draw:text-style-name="P5" draw:layer="layout" svg:width="3.918cm" svg:height="1.673cm" svg:x="1.508cm" svg:y="1.127cm">
          <draw:text-box>
            <text:p>nastavení</text:p>
            <text:p>hash funkce</text:p>
          </draw:text-box>
        </draw:frame>
        <draw:frame draw:style-name="gr19" draw:text-style-name="P8" draw:layer="layout" svg:width="7.161cm" svg:height="0.962cm" svg:x="11.033cm" svg:y="9.128cm">
          <draw:text-box>
            <text:p><text:span text:style-name="T1">kernel space (dm-crypt)</text:span></text:p>
          </draw:text-box>
        </draw:frame>
        <draw:frame draw:style-name="gr20" draw:text-style-name="P10" draw:layer="layout" svg:width="7.127cm" svg:height="0.962cm" svg:x="11.287cm" svg:y="7.858cm">
          <draw:text-box>
            <text:p><text:span text:style-name="T1">user space (cryptsetup)</text:span></text:p>
          </draw:text-box>
        </draw:frame>
        <draw:frame draw:style-name="gr21" draw:text-style-name="P5" draw:layer="layout" svg:width="3.707cm" svg:height="0.962cm" svg:x="2.5cm" svg:y="8.493cm">
          <draw:text-box>
            <text:p>DM tabulka</text:p>
          </draw:text-box>
        </draw:frame>
        <draw:frame draw:style-name="gr22" draw:text-style-name="P5" draw:layer="layout" svg:width="1.455cm" svg:height="0.962cm" svg:x="5.895cm" svg:y="6.334cm">
          <draw:text-box>
            <text:p>klíč</text:p>
          </draw:text-box>
        </draw:frame>
        <draw:line draw:style-name="gr23" draw:text-style-name="P4" draw:layer="layout" svg:x1="1.889cm" svg:y1="9.001cm" svg:x2="18.78cm" svg:y2="9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21:29:32.095270908</meta:creation-date>
    <meta:editing-duration>PT17S</meta:editing-duration>
    <meta:editing-cycles>2</meta:editing-cycles>
    <meta:generator>LibreOffice/6.1.5.2$Linux_X86_64 LibreOffice_project/10$Build-2</meta:generator>
    <dc:date>2019-04-23T21:29:34.653349497</dc:date>
    <meta:document-statistic meta:object-count="37"/>
  </office:meta>
</office:document-meta>
</file>